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73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Height_5f_0_5f_20198281030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e6e0ec" style:rotation-align="none"/>
    </style:style>
    <style:style style:name="ce5" style:family="table-cell" style:parent-style-name="Default" style:data-style-name="N9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ight_0_20198281030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5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number-columns-repeated="13" table:default-cell-style-name="ce1"/>
        <table:table-column table:style-name="co2" table:number-columns-repeated="2" table:default-cell-style-name="ce2"/>
        <table:table-column table:style-name="co1" table:number-columns-repeated="996" table:default-cell-style-name="ce1"/>
        <table:table-row table:style-name="ro1">
          <table:table-cell office:value-type="string" calcext:value-type="string">
            <text:p>Alignment ID</text:p>
          </table:table-cell>
          <table:table-cell office:value-type="string" calcext:value-type="string">
            <text:p>Average Rt(min)</text:p>
          </table:table-cell>
          <table:table-cell office:value-type="string" calcext:value-type="string">
            <text:p>Average Mz</text:p>
          </table:table-cell>
          <table:table-cell office:value-type="string" calcext:value-type="string">
            <text:p>Metabolite name</text:p>
          </table:table-cell>
          <table:table-cell office:value-type="string" calcext:value-type="string">
            <text:p>Adduct type</text:p>
          </table:table-cell>
          <table:table-cell office:value-type="string" calcext:value-type="string">
            <text:p>Post curation result</text:p>
          </table:table-cell>
          <table:table-cell office:value-type="string" calcext:value-type="string">
            <text:p>Fill %</text:p>
          </table:table-cell>
          <table:table-cell office:value-type="string" calcext:value-type="string">
            <text:p>MS/MS assigned</text:p>
          </table:table-cell>
          <table:table-cell office:value-type="string" calcext:value-type="string">
            <text:p>Reference RT</text:p>
          </table:table-cell>
          <table:table-cell office:value-type="string" calcext:value-type="string">
            <text:p>Reference m/z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INCHIKEY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MSI lev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annually modified</text:p>
          </table:table-cell>
          <table:table-cell office:value-type="string" calcext:value-type="string">
            <text:p>Isotope tracking parent ID</text:p>
          </table:table-cell>
          <table:table-cell office:value-type="string" calcext:value-type="string">
            <text:p>Isotope tracking weight number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RT similarity</text:p>
          </table:table-cell>
          <table:table-cell office:value-type="string" calcext:value-type="string">
            <text:p>Dot product</text:p>
          </table:table-cell>
          <table:table-cell office:value-type="string" calcext:value-type="string">
            <text:p>Reverse dot product</text:p>
          </table:table-cell>
          <table:table-cell office:value-type="string" calcext:value-type="string">
            <text:p>Fragment presence %</text:p>
          </table:table-cell>
          <table:table-cell office:value-type="string" calcext:value-type="string">
            <text:p>S/N average</text:p>
          </table:table-cell>
          <table:table-cell office:value-type="string" calcext:value-type="string">
            <text:p>Spectrum reference file name</text:p>
          </table:table-cell>
          <table:table-cell office:value-type="string" calcext:value-type="string">
            <text:p>MS1 isotopic spectrum</text:p>
          </table:table-cell>
          <table:table-cell office:value-type="string" calcext:value-type="string">
            <text:p>MS/MS spectrum</text:p>
          </table:table-cell>
          <table:table-cell office:value-type="string" calcext:value-type="string">
            <text:p>POS_001_BLANK01</text:p>
          </table:table-cell>
          <table:table-cell office:value-type="string" calcext:value-type="string">
            <text:p>POS_002_AGIL_A</text:p>
          </table:table-cell>
          <table:table-cell office:value-type="string" calcext:value-type="string">
            <text:p>POS_003_AGIL_B</text:p>
          </table:table-cell>
          <table:table-cell office:value-type="string" calcext:value-type="string">
            <text:p>POS_004_AGIL_C</text:p>
          </table:table-cell>
          <table:table-cell office:value-type="string" calcext:value-type="string">
            <text:p>POS_005_AGIL_D</text:p>
          </table:table-cell>
          <table:table-cell office:value-type="string" calcext:value-type="string">
            <text:p>POS_006_AGIL_E</text:p>
          </table:table-cell>
          <table:table-cell office:value-type="string" calcext:value-type="string">
            <text:p>POS_007_AGIL_F</text:p>
          </table:table-cell>
          <table:table-cell office:value-type="string" calcext:value-type="string">
            <text:p>POS_008_AGIL_G</text:p>
          </table:table-cell>
          <table:table-cell office:value-type="string" calcext:value-type="string">
            <text:p>POS_009_AGIL_H</text:p>
          </table:table-cell>
          <table:table-cell office:value-type="string" calcext:value-type="string">
            <text:p>POS_010_AGIL_I</text:p>
          </table:table-cell>
          <table:table-cell office:value-type="string" calcext:value-type="string">
            <text:p>POS_011_AGIL_J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POS_013_AGIL_L</text:p>
          </table:table-cell>
          <table:table-cell office:value-type="string" calcext:value-type="string">
            <text:p>POS_014_AGIL_M</text:p>
          </table:table-cell>
          <table:table-cell office:value-type="string" calcext:value-type="string">
            <text:p>POS_015_AGIL_N</text:p>
          </table:table-cell>
          <table:table-cell office:value-type="string" calcext:value-type="string">
            <text:p>POS_016_AGIL_O</text:p>
          </table:table-cell>
          <table:table-cell office:value-type="string" calcext:value-type="string">
            <text:p>POS_017_AGIL_P</text:p>
          </table:table-cell>
          <table:table-cell office:value-type="string" calcext:value-type="string">
            <text:p>POS_018_AGIL_Q</text:p>
          </table:table-cell>
          <table:table-cell office:value-type="string" calcext:value-type="string">
            <text:p>POS_019_BLANK02</text:p>
          </table:table-cell>
          <table:table-cell office:value-type="string" calcext:value-type="string">
            <text:p>POS_020_AGIL_R</text:p>
          </table:table-cell>
          <table:table-cell office:value-type="string" calcext:value-type="string">
            <text:p>POS_021_AGIL_S</text:p>
          </table:table-cell>
          <table:table-cell office:value-type="string" calcext:value-type="string">
            <text:p>POS_022_AGIL_T</text:p>
          </table:table-cell>
          <table:table-cell office:value-type="string" calcext:value-type="string">
            <text:p>POS_023_AGIL_U</text:p>
          </table:table-cell>
          <table:table-cell office:value-type="string" calcext:value-type="string">
            <text:p>POS_024_AGIL_V</text:p>
          </table:table-cell>
          <table:table-cell office:value-type="string" calcext:value-type="string">
            <text:p>POS_025_AGIL_W</text:p>
          </table:table-cell>
          <table:table-cell office:value-type="string" calcext:value-type="string">
            <text:p>POS_026_AGIL_X</text:p>
          </table:table-cell>
          <table:table-cell office:value-type="string" calcext:value-type="string">
            <text:p>POS_027_AGIL_Y</text:p>
          </table:table-cell>
          <table:table-cell office:value-type="string" calcext:value-type="string">
            <text:p>POS_028_AGIL_Z</text:p>
          </table:table-cell>
          <table:table-cell office:value-type="string" calcext:value-type="string">
            <text:p>POS_029_AGIL_AA</text:p>
          </table:table-cell>
          <table:table-cell office:value-type="string" calcext:value-type="string">
            <text:p>POS_030_AGIL_AB</text:p>
          </table:table-cell>
          <table:table-cell office:value-type="string" calcext:value-type="string">
            <text:p>POS_031_AGIL_AC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POS_033_AGIL_AE</text:p>
          </table:table-cell>
          <table:table-cell office:value-type="string" calcext:value-type="string">
            <text:p>POS_034_AGIL_AF</text:p>
          </table:table-cell>
          <table:table-cell office:value-type="string" calcext:value-type="string">
            <text:p>POS_035_AGIL_AG</text:p>
          </table:table-cell>
          <table:table-cell office:value-type="string" calcext:value-type="string">
            <text:p>POS_036_AGIL_AH</text:p>
          </table:table-cell>
          <table:table-cell office:value-type="string" calcext:value-type="string">
            <text:p>POS_037_BLANK03</text:p>
          </table:table-cell>
          <table:table-cell office:value-type="string" calcext:value-type="string">
            <text:p>POS_038_AGIL_AI</text:p>
          </table:table-cell>
          <table:table-cell office:value-type="string" calcext:value-type="string">
            <text:p>POS_039_AGIL_AJ</text:p>
          </table:table-cell>
          <table:table-cell office:value-type="string" calcext:value-type="string">
            <text:p>POS_040_AGIL_AK</text:p>
          </table:table-cell>
          <table:table-cell office:value-type="string" calcext:value-type="string">
            <text:p>POS_041_AGIL_AL</text:p>
          </table:table-cell>
          <table:table-cell office:value-type="string" calcext:value-type="string">
            <text:p>POS_042_AGIL_AM</text:p>
          </table:table-cell>
          <table:table-cell office:value-type="string" calcext:value-type="string">
            <text:p>POS_043_AGIL_AN</text:p>
          </table:table-cell>
          <table:table-cell office:value-type="string" calcext:value-type="string">
            <text:p>POS_044_AGIL_AO</text:p>
          </table:table-cell>
          <table:table-cell office:value-type="string" calcext:value-type="string">
            <text:p>POS_045_AGIL_AP</text:p>
          </table:table-cell>
          <table:table-cell office:value-type="string" calcext:value-type="string">
            <text:p>POS_046_AGIL_AQ</text:p>
          </table:table-cell>
          <table:table-cell office:value-type="string" calcext:value-type="string">
            <text:p>POS_047_AGIL_AR</text:p>
          </table:table-cell>
          <table:table-cell office:value-type="string" calcext:value-type="string">
            <text:p>POS_048_AGIL_AS</text:p>
          </table:table-cell>
          <table:table-cell office:value-type="string" calcext:value-type="string">
            <text:p>POS_049_AGIL_AT</text:p>
          </table:table-cell>
          <table:table-cell office:value-type="string" calcext:value-type="string">
            <text:p>POS_050_AGIL_AU</text:p>
          </table:table-cell>
          <table:table-cell office:value-type="string" calcext:value-type="string">
            <text:p>POS_051_AGIL_AV</text:p>
          </table:table-cell>
          <table:table-cell office:value-type="string" calcext:value-type="string">
            <text:p>POS_052_AGIL_AW</text:p>
          </table:table-cell>
          <table:table-cell office:value-type="string" calcext:value-type="string">
            <text:p>POS_053_AGIL_AX</text:p>
          </table:table-cell>
          <table:table-cell office:value-type="string" calcext:value-type="string">
            <text:p>POS_054_AGIL_AY</text:p>
          </table:table-cell>
          <table:table-cell office:value-type="string" calcext:value-type="string">
            <text:p>POS_055_BLANK04</text:p>
          </table:table-cell>
          <table:table-cell office:value-type="string" calcext:value-type="string">
            <text:p>POS_056_AGIL_AZ</text:p>
          </table:table-cell>
          <table:table-cell office:value-type="string" calcext:value-type="string">
            <text:p>POS_057_AGIL_BA</text:p>
          </table:table-cell>
          <table:table-cell office:value-type="string" calcext:value-type="string">
            <text:p>POS_058_AGIL_BB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POS_060_AGIL_BD</text:p>
          </table:table-cell>
          <table:table-cell office:value-type="string" calcext:value-type="string">
            <text:p>POS_061_AGIL_BE</text:p>
          </table:table-cell>
          <table:table-cell office:value-type="string" calcext:value-type="string">
            <text:p>POS_062_AGIL_BF</text:p>
          </table:table-cell>
          <table:table-cell office:value-type="string" calcext:value-type="string">
            <text:p>POS_063_AGIL_BG</text:p>
          </table:table-cell>
          <table:table-cell office:value-type="string" calcext:value-type="string">
            <text:p>POS_064_AGIL_BH</text:p>
          </table:table-cell>
          <table:table-cell office:value-type="string" calcext:value-type="string">
            <text:p>POS_065_AGIL_BI</text:p>
          </table:table-cell>
          <table:table-cell office:value-type="string" calcext:value-type="string">
            <text:p>POS_066_AGIL_BJ</text:p>
          </table:table-cell>
          <table:table-cell office:value-type="string" calcext:value-type="string">
            <text:p>POS_067_AGIL_BK</text:p>
          </table:table-cell>
          <table:table-cell office:value-type="string" calcext:value-type="string">
            <text:p>POS_068_AGIL_BL</text:p>
          </table:table-cell>
          <table:table-cell office:value-type="string" calcext:value-type="string">
            <text:p>POS_069_AGIL_BM</text:p>
          </table:table-cell>
          <table:table-cell office:value-type="string" calcext:value-type="string">
            <text:p>POS_070_AGIL_BN</text:p>
          </table:table-cell>
          <table:table-cell office:value-type="string" calcext:value-type="string">
            <text:p>POS_071_AGIL_BO</text:p>
          </table:table-cell>
          <table:table-cell office:value-type="string" calcext:value-type="string">
            <text:p>POS_072_AGIL_BP</text:p>
          </table:table-cell>
          <table:table-cell office:value-type="string" calcext:value-type="string">
            <text:p>POS_073_BLANK05</text:p>
          </table:table-cell>
          <table:table-cell office:value-type="string" calcext:value-type="string">
            <text:p>POS_074_AGIL_BQ</text:p>
          </table:table-cell>
          <table:table-cell office:value-type="string" calcext:value-type="string">
            <text:p>POS_075_AGIL_BR</text:p>
          </table:table-cell>
          <table:table-cell office:value-type="string" calcext:value-type="string">
            <text:p>POS_076_AGIL_BS</text:p>
          </table:table-cell>
          <table:table-cell office:value-type="string" calcext:value-type="string">
            <text:p>POS_077_AGIL_BT</text:p>
          </table:table-cell>
          <table:table-cell office:value-type="string" calcext:value-type="string">
            <text:p>POS_077_AGIL_BT_2ndInj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23" calcext:value-type="float">
            <text:p>6.23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1-Methyltryptophan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2208; adduct linked to 2930_[M+Na]+; adduct linked to 6512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19.11301" calcext:value-type="float">
            <text:p>219.11301</text:p>
          </table:table-cell>
          <table:table-cell office:value-type="string" calcext:value-type="string">
            <text:p>C12H14N2O2</text:p>
          </table:table-cell>
          <table:table-cell/>
          <table:table-cell office:value-type="string" calcext:value-type="string">
            <text:p>ZADWXFSZEAPBJS-JTQLQIEI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.874" calcext:value-type="float">
            <text:p>5.874</text:p>
          </table:table-cell>
          <table:table-cell office:value-type="float" office:value="228.0988" calcext:value-type="float">
            <text:p>228.0988</text:p>
          </table:table-cell>
          <table:table-cell office:value-type="string" calcext:value-type="string">
            <text:p>2'-Deoxycytid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478; ion correlated with 3737; ion correlated with 6759; ion correlated with 7037; adduct linked to 3099_[M+Na]+; adduct linked to 6759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28.09579" calcext:value-type="float">
            <text:p>228.09579</text:p>
          </table:table-cell>
          <table:table-cell office:value-type="string" calcext:value-type="string">
            <text:p>C9H13N3O4</text:p>
          </table:table-cell>
          <table:table-cell/>
          <table:table-cell office:value-type="string" calcext:value-type="string">
            <text:p>CKTSBUTUHBMZGZ-SHYZEUOF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float" office:value="67.3" calcext:value-type="float">
            <text:p>67.3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969.33" calcext:value-type="float">
            <text:p>4969.33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228.0988:275396 229.10215:36634 230.10551:4506</text:p>
          </table:table-cell>
          <table:table-cell office:value-type="string" calcext:value-type="string">
            <text:p>35.25149:14 35.48236:5 35.50943:7 35.55746:9 35.59847:9 35.77995:6 35.82096:7 35.91341:10 36.05047:5 36.10622:6 36.14741:12 36.19221:11 36.24036:6 36.27502:11 36.30613:6 36.46497:11 36.4823:10 36.54804:12 36.64854:6 36.85417:6 36.95087:7 37.0432:7 37.07225:5 37.49316:5 37.56628:7 37.58394:9 37.67597:6 37.77006:6 37.81255:6 37.9077:6 37.9782:10 38.23992:8 38.36217:7 38.60955:9 38.66348:7 38.70176:7 38.82923:7 38.9266:11 39.00526:5 39.19511:9 39.31824:10 39.37104:10 39.55476:10 39.62305:6 39.68537:11 39.79606:14 39.88681:6 39.96564:12 39.99741:5 40.02433:7 40.06791:9 40.60808:6 40.62268:16 40.67382:10 40.71242:14 40.73765:12 40.79081:9 40.91398:9 40.93704:7 41.13096:9 41.21447:5 41.31573:10 41.4196:8 41.63028:6 41.67545:9 41.69209:6 41.79745:6 42.02936:7 42.07951:11 42.17964:7 42.22642:5 42.2772:9 42.58079:17 42.59948:10 42.67993:5 42.7885:5 43.01917:57 43.0495:18 43.07349:7 43.17397:5 43.23933:12 43.42281:12 43.5601:7 43.71904:8 43.84789:5 44.072:6 44.23952:10 44.35899:12 44.47602:7 44.53387:9 44.57108:9 44.66342:7 44.68283:6 44.70574:10 44.78984:5 44.82397:8 44.83703:10 45.03117:51 45.05141:33 45.10065:7 45.14699:6 45.21528:8 45.26648:16 45.29306:8 45.4362:5 45.73209:5 45.80003:6 46.14473:6 46.28974:8 46.30877:8 46.33257:7 46.50039:5 46.59027:6 46.64374:10 46.6535:5 46.73833:5 46.92781:5 47.30067:5 47.33698:6 47.42748:5 47.68558:12 48.02326:8 48.33851:6 48.52855:10 48.88466:7 48.99875:6 49.21063:7 49.30713:7 49.34334:5 49.42989:8 49.44399:10 49.54871:8 49.66982:7 49.87189:7 49.96495:5 50.12504:9 50.1514:5 50.25218:5 50.35138:8 50.38087:7 50.47239:8 50.58628:9 50.79875:7 51.43535:6 51.67196:6 51.73037:6 51.82019:6 52.05964:6 52.24645:5 52.47792:5 52.53192:5 52.58172:9 52.70641:12 52.75778:5 52.88057:5 52.92575:6 53.13993:12 53.25261:11 53.29863:5 53.55558:15 53.57566:5 53.63746:8 53.85216:10 53.95733:9 54.13026:8 54.30702:5 54.64957:5 54.67704:5 54.86568:14 54.92056:8 55.06105:5 55.08229:7 55.17116:8 55.4441:12 55.68108:8 55.72304:9 55.93064:6 56.0544:12 56.16315:5 56.21468:9 56.3617:13 56.39951:6 56.52649:11 56.58465:5 56.65825:12 56.84009:6 56.86077:8 56.89965:7 56.93877:10 56.96448:9 57.03225:74 57.0756:9 57.13329:7 57.16792:8 57.31088:7 57.45383:10 57.71925:8 57.8085:5 57.89781:7 58.06357:5 58.18589:5 58.36519:8 58.41767:6 58.54471:8 58.64997:12 58.68973:7 58.97946:10 59.59252:5 59.81268:7 59.88473:6 60.00451:5 60.03555:14 60.09845:5 60.22654:7 60.36027:7 60.49393:18 60.58272:8 60.65853:7 60.69869:7 60.99355:8 61.15477:6 61.17717:6 61.34469:14 61.68001:5 61.72813:10 61.90967:6 62.0621:6 62.31242:6 62.55135:13 62.71001:8 63.08919:11 63.22366:9 63.32352:11 63.37518:8 63.87727:13 63.95092:6 64.09203:6 64.1709:16 64.326:6 64.41193:10 64.49148:9 64.63438:8 64.89709:10 64.91555:6 64.9754:6 65.05408:5 65.12263:5 65.32928:7 65.64914:8 65.66885:7 65.8004:6 65.87444:13 66.0095:9 66.21428:6 66.49989:6 66.81931:5 66.89649:11 66.91984:9 67.05529:16 67.33544:8 67.46924:6 67.78737:5 67.83768:5 68.01111:50 68.03191:31 68.05727:10 68.07768:8 68.26173:8 68.52271:5 68.70173:9 68.98354:5 69.04482:289 69.11173:10 69.14252:20 69.16438:17 69.1979:6 69.2272:9 69.32087:10 69.34486:9 69.46967:8 69.51744:8 69.76595:8 69.83624:6 70.32221:6 70.3988:9 70.46626:5 70.72615:7 70.77961:8 71.04816:65 71.08916:21 71.14832:5 71.24897:11 71.50879:8 71.78148:7 71.84457:8 72.00526:11 72.04731:22 72.06984:8 72.16545:7 72.23615:6 72.35409:8 72.44138:19 72.50018:9 72.7942:12 72.96552:12 73.03005:98 73.08002:17 73.16153:7 73.30103:8 73.37604:10 73.50858:8 73.79942:5 73.86314:8 74.02579:38 74.04542:41 74.09884:10 74.12373:13 74.15195:8 74.25541:11 74.32404:5 74.43975:5 74.65243:6 74.85097:15 74.88522:7 75.13798:10 75.39916:7 75.56983:6 75.64013:8 76.07858:13 76.12962:6 76.18462:6 76.28965:7 76.51997:8 76.61511:11 76.64551:17 77.01941:5 77.03732:7 77.24825:5 77.32851:7 77.39436:6 77.48509:7 77.55725:10 77.61877:9 77.80449:9 78.08124:6 78.71012:7 78.86781:5 78.95955:9 79.02556:9 79.12152:5 79.20899:6 79.36251:8 79.83299:5 79.8925:9 79.92942:10 80.21651:6 80.29807:8 80.32886:9 80.52721:6 80.62234:6 80.73535:6 80.86426:6 80.93124:7 81.12976:7 81.22527:5 81.2588:7 81.32336:6 81.42154:5 81.4734:9 81.57672:10 81.67501:8 82.1572:10 82.48932:8 82.69822:6 82.78723:8 82.9181:6 82.97964:8 83.33917:5 83.46035:10 83.73611:11 83.77428:7 83.80086:6 83.90115:10 84.02191:10 84.06918:10 84.3892:7 85.1936:5 85.42374:5 85.61404:7 85.72579:5 85.93276:7 86.04225:7 86.14923:7 86.26649:6 86.31521:10 86.35619:5 86.47521:5 86.59211:12 86.65281:9 86.95:9 87.11031:10 87.2271:5 87.28182:7 87.38858:5 87.41533:5 87.75824:6 88.05383:5 88.32165:6 88.43048:7 88.50629:7 88.97269:9 89.23494:6 89.46413:11 89.74992:6 89.84204:14 89.8971:9 89.96695:6 90.1953:15 90.24953:6 90.30414:14 90.3368:5 90.42938:5 90.55418:8 90.96947:14 91.30853:9 91.67563:7 91.74146:7 91.78629:5 92.05997:9 92.08744:7 92.1177:5 92.27444:16 92.31296:9 92.57974:5 92.63245:5 92.69804:8 93.16248:8 93.24043:8 93.381:9 93.60065:5 93.79523:8 94.03749:357 94.12135:12 94.16534:8 94.3771:6 94.39951:7 94.44964:7 94.51175:11 94.57771:5 94.80717:5 94.88157:7 95.02222:560 95.09166:38 95.16912:11 95.19334:6 95.2474:11 95.32583:23 95.39131:6 95.51934:8 95.57761:5 95.71758:7 95.76522:10 95.78984:12 95.86896:6 96.02622:12 96.06536:10 96.10049:15 96.30786:5 96.43537:22 96.49805:14 96.5657:6 96.62344:7 96.65112:10 96.9827:8 97.45166:6 97.49673:9 97.60972:6 97.72311:5 98.00626:6 98.10837:6 98.32996:6 98.4106:6 98.44352:8 98.70669:7 98.89367:8 99.0419:69 99.104:5 99.12681:5 99.15103:8 99.19828:6 99.36388:18 99.40945:22 99.43502:15 99.62971:7 99.66787:7 100.04904:29 100.06551:23 100.11529:12 100.19044:13 100.2478:5 100.37957:12 100.73607:6 100.81927:11 100.93147:8 101.02451:5 101.40263:6 101.74799:8 102.48257:6 102.98346:10 103.2:5 103.43345:8 103.69034:5 104.55909:6 104.76105:15 105.36427:8 105.47589:6 105.64523:7 105.72292:7 105.85237:8 105.89307:6 106.13603:6 106.19505:5 106.23642:5 107.15055:10 107.4029:6 107.76532:9 107.96841:7 108.40815:6 108.51633:8 109.04144:5 109.24065:9 109.56312:8 109.68303:8 109.75523:9 109.85747:10 109.89719:6 109.97711:9 110.02433:10 110.49164:5 110.60523:8 110.77191:5 111.04505:24 111.13531:8 111.25332:11 111.42607:7 111.45354:13 111.50069:5 111.59124:28 111.63383:5 111.6654:10 111.77941:18 111.81055:6 111.94178:9 111.98038:10 112.04874:19444 112.13922:898 112.17506:362 112.21287:248 112.26366:216 112.30733:230 112.39155:124 112.44307:163 112.50935:132 112.57967:100 112.61411:110 112.63969:91 112.67995:75 112.72078:25 112.77596:78 112.84046:49 112.88147:23 112.90635:23 112.9401:42 112.97619:61 113.05019:1444 113.14061:86 113.17876:37 113.20889:46 113.32224:74 113.35101:47 113.39381:19 113.42432:21 113.47524:13 113.51122:24 113.56541:18 113.61156:23 113.64797:24 113.66792:24 113.71494:20 113.75661:14 113.8007:25 113.86853:15 113.90765:14 113.94517:12 113.9763:13 114.0069:18 114.05043:89 114.13229:13 114.19489:10 114.21573:15 114.25041:7 114.29907:16 114.34432:9 114.37112:11 114.4162:19 114.43316:15 114.47305:15 114.54522:13 114.57728:25 114.65072:21 114.678:14 114.73664:15 114.78121:7 114.81037:10 114.83488:11 114.88428:14 114.90784:8 114.93864:12 114.97973:12 115.05663:55 115.07977:32 115.16045:6 115.19733:9 115.24751:5 115.27732:6 115.32372:15 115.36455:15 115.48615:10 115.51111:16 115.60995:10 115.70207:12 115.775:26 115.80578:10 115.87154:11 115.88696:13 115.98565:9 116.09672:11 116.17071:8 116.20012:10 116.28971:7 116.31593:16 116.43623:10 116.56136:17 116.59102:6 116.65288:6 116.76891:7 116.83237:9 116.87572:9 116.94385:17 117.0506:256 117.13112:25 117.18939:14 117.24691:20 117.28867:17 117.33833:14 117.37766:12 117.43752:8 117.49407:9 117.53146:7 117.59988:13 117.72628:9 117.81249:6 117.98685:9 118.09404:6 118.1796:6 118.21194:5 118.27965:6 118.35867:8 118.47479:12 118.60946:7 118.67712:8 118.75585:6 118.81691:5 118.97199:7 119.21581:6 119.23394:8 119.38493:12 119.41389:7 119.61623:9 119.64463:5 119.82327:8 120.17424:7 120.20608:7 120.26889:7 120.40794:10 120.49516:8 120.63069:7 120.72182:6 120.77455:5 120.81606:7 120.86642:7 120.9104:5 121.21305:6 121.30755:11 121.37707:7 121.49029:11 121.58859:14 121.67829:10 121.80661:7 121.86035:6 121.9079:11 121.93937:5 121.97902:7 122.12733:7 122.27512:9 122.47964:9 122.57935:9 122.63149:7 122.70107:6 122.73816:7 122.94794:8 123.18952:8 123.35091:10 123.47958:8 123.58343:6 123.64693:10 123.68515:6 123.80303:8 123.89045:6 124.1448:11 124.19418:5 124.29105:5 124.41886:24 124.57223:12 124.69446:8 124.74815:6 124.93538:8 125.04583:5 125.19796:15 125.66795:6 125.88316:6 125.9325:6 125.99738:6 126.08703:6 126.30984:5 126.36842:7 126.39381:13 126.72625:8 126.82544:5 126.85195:10 126.964:9 127.02611:6 127.41508:9 127.53064:9 127.58886:13 127.65898:10 127.72477:6 127.77825:7 128.04327:5 128.14653:8 128.19151:6 128.28862:11 128.69211:9 128.89139:6 129.02867:8 129.40701:6 129.49129:7 129.75587:6 129.77875:5 129.96039:10 130.21564:16 130.29485:8 130.39084:9 130.50926:6 130.57031:10 130.87187:5 131.06091:9 131.19865:9 131.27084:7 131.31586:9 131.41528:11 131.46017:5 131.59935:14 131.73068:9 131.78963:6 131.99387:10 132.07277:8 132.17879:17 132.23082:22 132.33623:5 132.55177:10 132.63289:10 132.68576:10 133.00925:6 133.04887:9 133.07341:8 133.28555:7 133.31578:5 133.63141:7 133.78436:5 133.90042:10 134.12:6 134.3938:16 134.46332:6 134.55952:11 134.62656:19 134.65915:8 134.83221:8 134.95929:8 135.04466:7 135.14836:6 135.5849:6 135.97217:11 136.1725:15 136.66092:6 136.7737:11 136.82167:7 136.86719:6 136.92776:5 137.13518:6 137.45174:11 137.52048:5 137.61348:8 137.72774:15 137.88231:8 137.94817:12 137.99783:5 138.06407:7 138.12802:6 138.63004:5 138.78531:8 138.83035:6 139.30528:10 139.53506:9 139.56233:12 139.63004:8 139.96152:10 140.15512:6 140.33047:9 140.35524:7 140.45142:5 140.76613:9 140.79558:5 140.88394:5 140.98593:10 141.00751:7 141.27292:7 141.52689:8 141.55902:6 141.59991:10 141.71584:7 141.86569:6 141.93413:5 142.02293:13 142.15942:9 142.60371:9 142.74741:14 142.83238:11 143.00143:8 143.02815:6 143.05931:6 143.25203:21 143.35728:11 143.44623:11 143.5675:7 143.67284:8 143.73122:8 143.75525:7 143.85098:7 144.04268:10 144.08511:7 144.2502:7 144.49774:9 144.57372:7 144.65643:10 144.70462:8 144.82867:5 144.85625:18 145.1801:10 145.50505:6 145.55342:5 145.71664:9 145.78947:9 145.91283:9 145.98904:8 146.01915:8 146.09178:10 146.29433:12 146.4258:17 146.45325:9 146.49831:6 146.86253:6 146.90419:7 146.96118:6 147.15863:14 147.82208:7 148.20363:15 148.32339:11 148.38634:7 148.64159:5 148.73529:11 148.77777:6 148.97354:5 149.1118:8 149.13783:6 149.25328:7 149.31508:5 149.3933:7 149.53357:6 149.59116:15 149.67697:5 149.92172:21 149.94832:11 149.989:10 150.08226:57 150.18051:9 150.23465:5 150.50214:11 150.87723:5 151.22844:10 151.26149:14 151.3109:8 151.34956:8 151.45134:15 151.71977:9 151.79832:9 151.97432:7 152.06569:7 152.09949:6 152.20886:7 152.26865:9 152.4803:11 152.75876:11 152.88269:7 153.02969:7 153.47467:5 153.53123:6 153.56575:5 153.65805:6 153.72562:11 153.85101:11 153.95876:11 153.99316:12 154.18839:13 154.30609:10 154.56236:5 154.61934:5 154.75827:11 154.87587:11 154.98395:5 155.15402:7 155.21825:6 155.2968:12 155.3241:5 155.761:5 155.79568:5 155.86243:5 156.4624:5 156.54846:10 156.69907:7 156.85799:5 157.00755:6 157.24475:6 157.39561:6 157.54649:14 157.60388:8 157.97804:11 158.06421:12 158.10768:7 158.295:6 158.58318:6 159.00429:10 159.12514:9 159.32007:10 159.62389:9 159.78568:9 159.95699:8 159.98235:11 160.19615:8 160.5092:5 160.65419:9 160.73312:7 160.79849:6 160.8893:6 161.03897:8 161.16187:7 161.23561:19 161.62898:11 162.02118:5 162.48653:12 162.67793:8 163.28136:6 163.32161:6 163.63043:5 163.84157:6 163.88579:8 164.27625:6 164.37015:6 164.6861:6 165.24713:7 165.33289:8 165.54726:10 165.56961:9 165.74637:6 166.03311:9 166.23857:10 166.34056:7 166.71387:6 166.95013:7 166.99504:6 167.18387:9 167.23201:5 167.61665:8 167.98033:8 168.07631:5 168.19833:7 168.61987:6 168.75404:6 168.78381:6 169.03705:8 169.20088:5 169.27531:5 169.31635:7 169.59225:15 169.96176:5 170.00652:10 170.16466:5 170.20825:6 170.56589:5 170.68665:6 171.06128:11 171.12122:8 171.39859:8 171.436:8 172.0143:6 172.08826:9 172.13432:6 172.39:7 172.65329:6 172.83401:5 172.94104:6 173.18057:10 173.34723:8 173.44452:12 173.48979:12 174.17209:7 174.47388:13 174.61583:6 174.83545:12 174.87531:12 175.25287:11 175.29776:7 175.33568:5 175.495:8 175.63165:5 175.71513:14 175.83052:8 175.96581:12 176.17097:5 176.55264:5 176.66057:12 176.72676:6 176.84157:8 176.91312:14 177.10904:6 177.52699:6 177.67015:8 178.03828:7 178.091:5 178.25887:13 178.61937:8 178.7005:6 178.87154:5 178.98776:9 179.09074:7 179.39392:9 179.52464:7 179.5556:6 179.67818:6 179.70761:10 179.75597:9 180.27754:5 180.493:7 180.60077:9 180.94865:5 181.51105:13 181.56508:8 181.67627:9 181.85982:6 182.1898:9 182.23647:11 182.39883:5 182.43684:8 182.47842:11 182.51627:6 182.60835:7 182.79755:6 182.9176:5 183.17926:6 183.78635:7 183.84148:8 183.965:5 184.0166:13 184.14374:8 184.23869:6 184.44601:13 184.72331:7 185.0154:7 185.161:9 185.35052:5 185.38957:5 185.44418:9 185.92032:6 186.01353:7 186.27979:7 186.60831:5 186.68892:10 187.0141:5 187.05487:6 187.14091:8 187.24144:5 187.30539:6 187.42537:10 187.54851:5 187.88599:6 187.93436:11 188.30237:14 188.3445:9 188.68756:14 188.83371:7 188.97112:6 189.17592:7 189.41206:6 189.767:6 189.86198:9 190.37538:6 190.67506:8 190.73122:6 190.83696:14 191.14281:8 191.23764:12 191.38145:13 191.46765:5 191.50729:11 191.61264:8 191.70755:7 191.84167:5 191.92233:11 191.95222:10 191.97734:7 192.1357:6 192.52332:6 192.84137:11 193.06418:9 193.28845:5 193.58188:5 193.72534:7 194.25995:7 194.30861:8 194.37172:7 194.60339:9 194.68794:12 194.80321:7 195.09915:10 195.49141:8 195.73976:9 195.97632:8 196.26155:7 196.32748:9 196.38745:7 196.62233:6 196.95107:9 197.15283:6 197.20892:6 197.46791:5 197.60614:11 197.72546:7 198.64249:9 198.72432:5 198.78079:8 199.47566:13 199.7634:7 200.55356:6 201.09767:6 201.50381:5 201.69763:5 201.79097:10 201.85229:5 201.91872:7 202.09785:6 202.29219:9 202.35635:6 202.63319:10 202.88171:5 203.10074:5 203.62355:6 203.72169:5 204.26988:5 204.95859:10 205.30273:5 205.38889:9 206.01328:10 206.03383:6 206.28058:10 206.86365:5 207.21904:7 207.35164:8 207.55779:6 208.31772:12 208.45038:8 208.87204:10 209.14275:6 209.37036:5 209.42476:9 209.86668:9 210.27565:7 211.60049:5 211.63799:9 211.68025:11 211.88715:8 212.06308:8 212.15497:8 212.25514:5 212.55565:6 212.66423:6 212.91492:5 213.14896:10 213.39163:7 213.53391:7 213.65407:9 213.70134:11 213.76974:5 214.05319:8 214.0921:8 214.28792:6 214.45543:9 214.64572:9 215.12729:8 215.59804:6 215.66676:5 216.06932:8 216.15114:8 216.43997:6 216.77719:7 216.92915:8 217.04529:6 217.17447:16 217.36798:17 217.42043:7 217.53716:6 217.58762:10 217.97649:9 218.17104:5 218.23026:7 218.27258:8 218.51808:6 218.66869:6 219.56087:6 219.67122:17 219.90901:12 220.07893:6 220.26918:6 220.42749:6 220.61621:11 220.68161:13 220.87706:16 220.96333:6 220.99818:7 221.10175:6 221.39038:8 221.50917:9 221.58565:6 222.17575:5 222.7041:5 222.7383:10 222.78838:9 223.31175:9 223.64598:7 223.83171:10 223.96252:7 224.29604:8 224.69:6 224.79454:6 224.84636:6 224.9751:8 225.3316:6 225.45233:6 226.00314:6 226.5144:5 226.74866:13 227.10564:9 227.32756:7 227.94954:6 228.13156:51 228.29622:8 228.57089: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5396" calcext:value-type="float">
            <text:p>275396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.874" calcext:value-type="float">
            <text:p>5.874</text:p>
          </table:table-cell>
          <table:table-cell office:value-type="float" office:value="228.0988" calcext:value-type="float">
            <text:p>228.0988</text:p>
          </table:table-cell>
          <table:table-cell office:value-type="string" calcext:value-type="string">
            <text:p>2'-Deoxycytid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478; ion correlated with 3737; ion correlated with 6759; ion correlated with 7037; adduct linked to 3099_[M+Na]+; adduct linked to 6759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28.09579" calcext:value-type="float">
            <text:p>228.09579</text:p>
          </table:table-cell>
          <table:table-cell office:value-type="string" calcext:value-type="string">
            <text:p>C9H13N3O4</text:p>
          </table:table-cell>
          <table:table-cell/>
          <table:table-cell office:value-type="string" calcext:value-type="string">
            <text:p>CKTSBUTUHBMZGZ-SHYZEUOF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float" office:value="67.3" calcext:value-type="float">
            <text:p>67.3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969.33" calcext:value-type="float">
            <text:p>4969.33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228.0988:275396 229.10215:36634 230.10551:4506</text:p>
          </table:table-cell>
          <table:table-cell office:value-type="string" calcext:value-type="string">
            <text:p>35.25149:14 35.48236:5 35.50943:7 35.55746:9 35.59847:9 35.77995:6 35.82096:7 35.91341:10 36.05047:5 36.10622:6 36.14741:12 36.19221:11 36.24036:6 36.27502:11 36.30613:6 36.46497:11 36.4823:10 36.54804:12 36.64854:6 36.85417:6 36.95087:7 37.0432:7 37.07225:5 37.49316:5 37.56628:7 37.58394:9 37.67597:6 37.77006:6 37.81255:6 37.9077:6 37.9782:10 38.23992:8 38.36217:7 38.60955:9 38.66348:7 38.70176:7 38.82923:7 38.9266:11 39.00526:5 39.19511:9 39.31824:10 39.37104:10 39.55476:10 39.62305:6 39.68537:11 39.79606:14 39.88681:6 39.96564:12 39.99741:5 40.02433:7 40.06791:9 40.60808:6 40.62268:16 40.67382:10 40.71242:14 40.73765:12 40.79081:9 40.91398:9 40.93704:7 41.13096:9 41.21447:5 41.31573:10 41.4196:8 41.63028:6 41.67545:9 41.69209:6 41.79745:6 42.02936:7 42.07951:11 42.17964:7 42.22642:5 42.2772:9 42.58079:17 42.59948:10 42.67993:5 42.7885:5 43.01917:57 43.0495:18 43.07349:7 43.17397:5 43.23933:12 43.42281:12 43.5601:7 43.71904:8 43.84789:5 44.072:6 44.23952:10 44.35899:12 44.47602:7 44.53387:9 44.57108:9 44.66342:7 44.68283:6 44.70574:10 44.78984:5 44.82397:8 44.83703:10 45.03117:51 45.05141:33 45.10065:7 45.14699:6 45.21528:8 45.26648:16 45.29306:8 45.4362:5 45.73209:5 45.80003:6 46.14473:6 46.28974:8 46.30877:8 46.33257:7 46.50039:5 46.59027:6 46.64374:10 46.6535:5 46.73833:5 46.92781:5 47.30067:5 47.33698:6 47.42748:5 47.68558:12 48.02326:8 48.33851:6 48.52855:10 48.88466:7 48.99875:6 49.21063:7 49.30713:7 49.34334:5 49.42989:8 49.44399:10 49.54871:8 49.66982:7 49.87189:7 49.96495:5 50.12504:9 50.1514:5 50.25218:5 50.35138:8 50.38087:7 50.47239:8 50.58628:9 50.79875:7 51.43535:6 51.67196:6 51.73037:6 51.82019:6 52.05964:6 52.24645:5 52.47792:5 52.53192:5 52.58172:9 52.70641:12 52.75778:5 52.88057:5 52.92575:6 53.13993:12 53.25261:11 53.29863:5 53.55558:15 53.57566:5 53.63746:8 53.85216:10 53.95733:9 54.13026:8 54.30702:5 54.64957:5 54.67704:5 54.86568:14 54.92056:8 55.06105:5 55.08229:7 55.17116:8 55.4441:12 55.68108:8 55.72304:9 55.93064:6 56.0544:12 56.16315:5 56.21468:9 56.3617:13 56.39951:6 56.52649:11 56.58465:5 56.65825:12 56.84009:6 56.86077:8 56.89965:7 56.93877:10 56.96448:9 57.03225:74 57.0756:9 57.13329:7 57.16792:8 57.31088:7 57.45383:10 57.71925:8 57.8085:5 57.89781:7 58.06357:5 58.18589:5 58.36519:8 58.41767:6 58.54471:8 58.64997:12 58.68973:7 58.97946:10 59.59252:5 59.81268:7 59.88473:6 60.00451:5 60.03555:14 60.09845:5 60.22654:7 60.36027:7 60.49393:18 60.58272:8 60.65853:7 60.69869:7 60.99355:8 61.15477:6 61.17717:6 61.34469:14 61.68001:5 61.72813:10 61.90967:6 62.0621:6 62.31242:6 62.55135:13 62.71001:8 63.08919:11 63.22366:9 63.32352:11 63.37518:8 63.87727:13 63.95092:6 64.09203:6 64.1709:16 64.326:6 64.41193:10 64.49148:9 64.63438:8 64.89709:10 64.91555:6 64.9754:6 65.05408:5 65.12263:5 65.32928:7 65.64914:8 65.66885:7 65.8004:6 65.87444:13 66.0095:9 66.21428:6 66.49989:6 66.81931:5 66.89649:11 66.91984:9 67.05529:16 67.33544:8 67.46924:6 67.78737:5 67.83768:5 68.01111:50 68.03191:31 68.05727:10 68.07768:8 68.26173:8 68.52271:5 68.70173:9 68.98354:5 69.04482:289 69.11173:10 69.14252:20 69.16438:17 69.1979:6 69.2272:9 69.32087:10 69.34486:9 69.46967:8 69.51744:8 69.76595:8 69.83624:6 70.32221:6 70.3988:9 70.46626:5 70.72615:7 70.77961:8 71.04816:65 71.08916:21 71.14832:5 71.24897:11 71.50879:8 71.78148:7 71.84457:8 72.00526:11 72.04731:22 72.06984:8 72.16545:7 72.23615:6 72.35409:8 72.44138:19 72.50018:9 72.7942:12 72.96552:12 73.03005:98 73.08002:17 73.16153:7 73.30103:8 73.37604:10 73.50858:8 73.79942:5 73.86314:8 74.02579:38 74.04542:41 74.09884:10 74.12373:13 74.15195:8 74.25541:11 74.32404:5 74.43975:5 74.65243:6 74.85097:15 74.88522:7 75.13798:10 75.39916:7 75.56983:6 75.64013:8 76.07858:13 76.12962:6 76.18462:6 76.28965:7 76.51997:8 76.61511:11 76.64551:17 77.01941:5 77.03732:7 77.24825:5 77.32851:7 77.39436:6 77.48509:7 77.55725:10 77.61877:9 77.80449:9 78.08124:6 78.71012:7 78.86781:5 78.95955:9 79.02556:9 79.12152:5 79.20899:6 79.36251:8 79.83299:5 79.8925:9 79.92942:10 80.21651:6 80.29807:8 80.32886:9 80.52721:6 80.62234:6 80.73535:6 80.86426:6 80.93124:7 81.12976:7 81.22527:5 81.2588:7 81.32336:6 81.42154:5 81.4734:9 81.57672:10 81.67501:8 82.1572:10 82.48932:8 82.69822:6 82.78723:8 82.9181:6 82.97964:8 83.33917:5 83.46035:10 83.73611:11 83.77428:7 83.80086:6 83.90115:10 84.02191:10 84.06918:10 84.3892:7 85.1936:5 85.42374:5 85.61404:7 85.72579:5 85.93276:7 86.04225:7 86.14923:7 86.26649:6 86.31521:10 86.35619:5 86.47521:5 86.59211:12 86.65281:9 86.95:9 87.11031:10 87.2271:5 87.28182:7 87.38858:5 87.41533:5 87.75824:6 88.05383:5 88.32165:6 88.43048:7 88.50629:7 88.97269:9 89.23494:6 89.46413:11 89.74992:6 89.84204:14 89.8971:9 89.96695:6 90.1953:15 90.24953:6 90.30414:14 90.3368:5 90.42938:5 90.55418:8 90.96947:14 91.30853:9 91.67563:7 91.74146:7 91.78629:5 92.05997:9 92.08744:7 92.1177:5 92.27444:16 92.31296:9 92.57974:5 92.63245:5 92.69804:8 93.16248:8 93.24043:8 93.381:9 93.60065:5 93.79523:8 94.03749:357 94.12135:12 94.16534:8 94.3771:6 94.39951:7 94.44964:7 94.51175:11 94.57771:5 94.80717:5 94.88157:7 95.02222:560 95.09166:38 95.16912:11 95.19334:6 95.2474:11 95.32583:23 95.39131:6 95.51934:8 95.57761:5 95.71758:7 95.76522:10 95.78984:12 95.86896:6 96.02622:12 96.06536:10 96.10049:15 96.30786:5 96.43537:22 96.49805:14 96.5657:6 96.62344:7 96.65112:10 96.9827:8 97.45166:6 97.49673:9 97.60972:6 97.72311:5 98.00626:6 98.10837:6 98.32996:6 98.4106:6 98.44352:8 98.70669:7 98.89367:8 99.0419:69 99.104:5 99.12681:5 99.15103:8 99.19828:6 99.36388:18 99.40945:22 99.43502:15 99.62971:7 99.66787:7 100.04904:29 100.06551:23 100.11529:12 100.19044:13 100.2478:5 100.37957:12 100.73607:6 100.81927:11 100.93147:8 101.02451:5 101.40263:6 101.74799:8 102.48257:6 102.98346:10 103.2:5 103.43345:8 103.69034:5 104.55909:6 104.76105:15 105.36427:8 105.47589:6 105.64523:7 105.72292:7 105.85237:8 105.89307:6 106.13603:6 106.19505:5 106.23642:5 107.15055:10 107.4029:6 107.76532:9 107.96841:7 108.40815:6 108.51633:8 109.04144:5 109.24065:9 109.56312:8 109.68303:8 109.75523:9 109.85747:10 109.89719:6 109.97711:9 110.02433:10 110.49164:5 110.60523:8 110.77191:5 111.04505:24 111.13531:8 111.25332:11 111.42607:7 111.45354:13 111.50069:5 111.59124:28 111.63383:5 111.6654:10 111.77941:18 111.81055:6 111.94178:9 111.98038:10 112.04874:19444 112.13922:898 112.17506:362 112.21287:248 112.26366:216 112.30733:230 112.39155:124 112.44307:163 112.50935:132 112.57967:100 112.61411:110 112.63969:91 112.67995:75 112.72078:25 112.77596:78 112.84046:49 112.88147:23 112.90635:23 112.9401:42 112.97619:61 113.05019:1444 113.14061:86 113.17876:37 113.20889:46 113.32224:74 113.35101:47 113.39381:19 113.42432:21 113.47524:13 113.51122:24 113.56541:18 113.61156:23 113.64797:24 113.66792:24 113.71494:20 113.75661:14 113.8007:25 113.86853:15 113.90765:14 113.94517:12 113.9763:13 114.0069:18 114.05043:89 114.13229:13 114.19489:10 114.21573:15 114.25041:7 114.29907:16 114.34432:9 114.37112:11 114.4162:19 114.43316:15 114.47305:15 114.54522:13 114.57728:25 114.65072:21 114.678:14 114.73664:15 114.78121:7 114.81037:10 114.83488:11 114.88428:14 114.90784:8 114.93864:12 114.97973:12 115.05663:55 115.07977:32 115.16045:6 115.19733:9 115.24751:5 115.27732:6 115.32372:15 115.36455:15 115.48615:10 115.51111:16 115.60995:10 115.70207:12 115.775:26 115.80578:10 115.87154:11 115.88696:13 115.98565:9 116.09672:11 116.17071:8 116.20012:10 116.28971:7 116.31593:16 116.43623:10 116.56136:17 116.59102:6 116.65288:6 116.76891:7 116.83237:9 116.87572:9 116.94385:17 117.0506:256 117.13112:25 117.18939:14 117.24691:20 117.28867:17 117.33833:14 117.37766:12 117.43752:8 117.49407:9 117.53146:7 117.59988:13 117.72628:9 117.81249:6 117.98685:9 118.09404:6 118.1796:6 118.21194:5 118.27965:6 118.35867:8 118.47479:12 118.60946:7 118.67712:8 118.75585:6 118.81691:5 118.97199:7 119.21581:6 119.23394:8 119.38493:12 119.41389:7 119.61623:9 119.64463:5 119.82327:8 120.17424:7 120.20608:7 120.26889:7 120.40794:10 120.49516:8 120.63069:7 120.72182:6 120.77455:5 120.81606:7 120.86642:7 120.9104:5 121.21305:6 121.30755:11 121.37707:7 121.49029:11 121.58859:14 121.67829:10 121.80661:7 121.86035:6 121.9079:11 121.93937:5 121.97902:7 122.12733:7 122.27512:9 122.47964:9 122.57935:9 122.63149:7 122.70107:6 122.73816:7 122.94794:8 123.18952:8 123.35091:10 123.47958:8 123.58343:6 123.64693:10 123.68515:6 123.80303:8 123.89045:6 124.1448:11 124.19418:5 124.29105:5 124.41886:24 124.57223:12 124.69446:8 124.74815:6 124.93538:8 125.04583:5 125.19796:15 125.66795:6 125.88316:6 125.9325:6 125.99738:6 126.08703:6 126.30984:5 126.36842:7 126.39381:13 126.72625:8 126.82544:5 126.85195:10 126.964:9 127.02611:6 127.41508:9 127.53064:9 127.58886:13 127.65898:10 127.72477:6 127.77825:7 128.04327:5 128.14653:8 128.19151:6 128.28862:11 128.69211:9 128.89139:6 129.02867:8 129.40701:6 129.49129:7 129.75587:6 129.77875:5 129.96039:10 130.21564:16 130.29485:8 130.39084:9 130.50926:6 130.57031:10 130.87187:5 131.06091:9 131.19865:9 131.27084:7 131.31586:9 131.41528:11 131.46017:5 131.59935:14 131.73068:9 131.78963:6 131.99387:10 132.07277:8 132.17879:17 132.23082:22 132.33623:5 132.55177:10 132.63289:10 132.68576:10 133.00925:6 133.04887:9 133.07341:8 133.28555:7 133.31578:5 133.63141:7 133.78436:5 133.90042:10 134.12:6 134.3938:16 134.46332:6 134.55952:11 134.62656:19 134.65915:8 134.83221:8 134.95929:8 135.04466:7 135.14836:6 135.5849:6 135.97217:11 136.1725:15 136.66092:6 136.7737:11 136.82167:7 136.86719:6 136.92776:5 137.13518:6 137.45174:11 137.52048:5 137.61348:8 137.72774:15 137.88231:8 137.94817:12 137.99783:5 138.06407:7 138.12802:6 138.63004:5 138.78531:8 138.83035:6 139.30528:10 139.53506:9 139.56233:12 139.63004:8 139.96152:10 140.15512:6 140.33047:9 140.35524:7 140.45142:5 140.76613:9 140.79558:5 140.88394:5 140.98593:10 141.00751:7 141.27292:7 141.52689:8 141.55902:6 141.59991:10 141.71584:7 141.86569:6 141.93413:5 142.02293:13 142.15942:9 142.60371:9 142.74741:14 142.83238:11 143.00143:8 143.02815:6 143.05931:6 143.25203:21 143.35728:11 143.44623:11 143.5675:7 143.67284:8 143.73122:8 143.75525:7 143.85098:7 144.04268:10 144.08511:7 144.2502:7 144.49774:9 144.57372:7 144.65643:10 144.70462:8 144.82867:5 144.85625:18 145.1801:10 145.50505:6 145.55342:5 145.71664:9 145.78947:9 145.91283:9 145.98904:8 146.01915:8 146.09178:10 146.29433:12 146.4258:17 146.45325:9 146.49831:6 146.86253:6 146.90419:7 146.96118:6 147.15863:14 147.82208:7 148.20363:15 148.32339:11 148.38634:7 148.64159:5 148.73529:11 148.77777:6 148.97354:5 149.1118:8 149.13783:6 149.25328:7 149.31508:5 149.3933:7 149.53357:6 149.59116:15 149.67697:5 149.92172:21 149.94832:11 149.989:10 150.08226:57 150.18051:9 150.23465:5 150.50214:11 150.87723:5 151.22844:10 151.26149:14 151.3109:8 151.34956:8 151.45134:15 151.71977:9 151.79832:9 151.97432:7 152.06569:7 152.09949:6 152.20886:7 152.26865:9 152.4803:11 152.75876:11 152.88269:7 153.02969:7 153.47467:5 153.53123:6 153.56575:5 153.65805:6 153.72562:11 153.85101:11 153.95876:11 153.99316:12 154.18839:13 154.30609:10 154.56236:5 154.61934:5 154.75827:11 154.87587:11 154.98395:5 155.15402:7 155.21825:6 155.2968:12 155.3241:5 155.761:5 155.79568:5 155.86243:5 156.4624:5 156.54846:10 156.69907:7 156.85799:5 157.00755:6 157.24475:6 157.39561:6 157.54649:14 157.60388:8 157.97804:11 158.06421:12 158.10768:7 158.295:6 158.58318:6 159.00429:10 159.12514:9 159.32007:10 159.62389:9 159.78568:9 159.95699:8 159.98235:11 160.19615:8 160.5092:5 160.65419:9 160.73312:7 160.79849:6 160.8893:6 161.03897:8 161.16187:7 161.23561:19 161.62898:11 162.02118:5 162.48653:12 162.67793:8 163.28136:6 163.32161:6 163.63043:5 163.84157:6 163.88579:8 164.27625:6 164.37015:6 164.6861:6 165.24713:7 165.33289:8 165.54726:10 165.56961:9 165.74637:6 166.03311:9 166.23857:10 166.34056:7 166.71387:6 166.95013:7 166.99504:6 167.18387:9 167.23201:5 167.61665:8 167.98033:8 168.07631:5 168.19833:7 168.61987:6 168.75404:6 168.78381:6 169.03705:8 169.20088:5 169.27531:5 169.31635:7 169.59225:15 169.96176:5 170.00652:10 170.16466:5 170.20825:6 170.56589:5 170.68665:6 171.06128:11 171.12122:8 171.39859:8 171.436:8 172.0143:6 172.08826:9 172.13432:6 172.39:7 172.65329:6 172.83401:5 172.94104:6 173.18057:10 173.34723:8 173.44452:12 173.48979:12 174.17209:7 174.47388:13 174.61583:6 174.83545:12 174.87531:12 175.25287:11 175.29776:7 175.33568:5 175.495:8 175.63165:5 175.71513:14 175.83052:8 175.96581:12 176.17097:5 176.55264:5 176.66057:12 176.72676:6 176.84157:8 176.91312:14 177.10904:6 177.52699:6 177.67015:8 178.03828:7 178.091:5 178.25887:13 178.61937:8 178.7005:6 178.87154:5 178.98776:9 179.09074:7 179.39392:9 179.52464:7 179.5556:6 179.67818:6 179.70761:10 179.75597:9 180.27754:5 180.493:7 180.60077:9 180.94865:5 181.51105:13 181.56508:8 181.67627:9 181.85982:6 182.1898:9 182.23647:11 182.39883:5 182.43684:8 182.47842:11 182.51627:6 182.60835:7 182.79755:6 182.9176:5 183.17926:6 183.78635:7 183.84148:8 183.965:5 184.0166:13 184.14374:8 184.23869:6 184.44601:13 184.72331:7 185.0154:7 185.161:9 185.35052:5 185.38957:5 185.44418:9 185.92032:6 186.01353:7 186.27979:7 186.60831:5 186.68892:10 187.0141:5 187.05487:6 187.14091:8 187.24144:5 187.30539:6 187.42537:10 187.54851:5 187.88599:6 187.93436:11 188.30237:14 188.3445:9 188.68756:14 188.83371:7 188.97112:6 189.17592:7 189.41206:6 189.767:6 189.86198:9 190.37538:6 190.67506:8 190.73122:6 190.83696:14 191.14281:8 191.23764:12 191.38145:13 191.46765:5 191.50729:11 191.61264:8 191.70755:7 191.84167:5 191.92233:11 191.95222:10 191.97734:7 192.1357:6 192.52332:6 192.84137:11 193.06418:9 193.28845:5 193.58188:5 193.72534:7 194.25995:7 194.30861:8 194.37172:7 194.60339:9 194.68794:12 194.80321:7 195.09915:10 195.49141:8 195.73976:9 195.97632:8 196.26155:7 196.32748:9 196.38745:7 196.62233:6 196.95107:9 197.15283:6 197.20892:6 197.46791:5 197.60614:11 197.72546:7 198.64249:9 198.72432:5 198.78079:8 199.47566:13 199.7634:7 200.55356:6 201.09767:6 201.50381:5 201.69763:5 201.79097:10 201.85229:5 201.91872:7 202.09785:6 202.29219:9 202.35635:6 202.63319:10 202.88171:5 203.10074:5 203.62355:6 203.72169:5 204.26988:5 204.95859:10 205.30273:5 205.38889:9 206.01328:10 206.03383:6 206.28058:10 206.86365:5 207.21904:7 207.35164:8 207.55779:6 208.31772:12 208.45038:8 208.87204:10 209.14275:6 209.37036:5 209.42476:9 209.86668:9 210.27565:7 211.60049:5 211.63799:9 211.68025:11 211.88715:8 212.06308:8 212.15497:8 212.25514:5 212.55565:6 212.66423:6 212.91492:5 213.14896:10 213.39163:7 213.53391:7 213.65407:9 213.70134:11 213.76974:5 214.05319:8 214.0921:8 214.28792:6 214.45543:9 214.64572:9 215.12729:8 215.59804:6 215.66676:5 216.06932:8 216.15114:8 216.43997:6 216.77719:7 216.92915:8 217.04529:6 217.17447:16 217.36798:17 217.42043:7 217.53716:6 217.58762:10 217.97649:9 218.17104:5 218.23026:7 218.27258:8 218.51808:6 218.66869:6 219.56087:6 219.67122:17 219.90901:12 220.07893:6 220.26918:6 220.42749:6 220.61621:11 220.68161:13 220.87706:16 220.96333:6 220.99818:7 221.10175:6 221.39038:8 221.50917:9 221.58565:6 222.17575:5 222.7041:5 222.7383:10 222.78838:9 223.31175:9 223.64598:7 223.83171:10 223.96252:7 224.29604:8 224.69:6 224.79454:6 224.84636:6 224.9751:8 225.3316:6 225.45233:6 226.00314:6 226.5144:5 226.74866:13 227.10564:9 227.32756:7 227.94954:6 228.13156:51 228.29622:8 228.57089: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5396" calcext:value-type="float">
            <text:p>275396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23" calcext:value-type="float">
            <text:p>6.23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SHOULD BE MARKED AS DUPLICAT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2208; adduct linked to 2930_[M+Na]+; adduct linked to 6512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19.11301" calcext:value-type="float">
            <text:p>219.11301</text:p>
          </table:table-cell>
          <table:table-cell office:value-type="string" calcext:value-type="string">
            <text:p>WRONGFORMULA</text:p>
          </table:table-cell>
          <table:table-cell/>
          <table:table-cell office:value-type="string" calcext:value-type="string">
            <text:p>BAD-INCHI-KE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23" calcext:value-type="float">
            <text:p>6.23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SHOULD BE MARKED AS DUPLICAT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WRONG</text:p>
          </table:table-cell>
          <table:table-cell office:value-type="float" office:value="12345" calcext:value-type="float">
            <text:p>12345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C12H14N2O2</text:p>
          </table:table-cell>
          <table:table-cell/>
          <table:table-cell office:value-type="string" calcext:value-type="string">
            <text:p>ZADWXFSZEAPBJS-JTQLQIEI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77777" calcext:value-type="float">
            <text:p>77777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SHOULD *NOT* BE MARKED AS DUPLICAT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2208; adduct linked to 2930_[M+Na]+; adduct linked to 6512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19.11301" calcext:value-type="float">
            <text:p>219.11301</text:p>
          </table:table-cell>
          <table:table-cell office:value-type="string" calcext:value-type="string">
            <text:p>C12H14N2O2</text:p>
          </table:table-cell>
          <table:table-cell/>
          <table:table-cell office:value-type="string" calcext:value-type="string">
            <text:p>ZADWXFSZEAPBJS-JTQLQIEI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2" office:value-type="float" office:value="12345" calcext:value-type="float">
            <text:p>12345</text:p>
          </table:table-cell>
          <table:table-cell office:value-type="string" calcext:value-type="string">
            <text:p>SHOULD BE MARKED AS POSSIBLE DUPLICAT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WRONG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 table:number-rows-repeated="104856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Height_0_20198281030.$A$1" table:cell-range-address="$Height_0_20198281030.$A$1:.$DB$4"/>
        </table:named-expressions>
      </table:table>
      <table:named-expressions/>
      <table:database-ranges>
        <table:database-range table:name="__Anonymous_Sheet_DB__0" table:target-range-address="Height_0_20198281030.A1:Height_0_20198281030.DB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6:39:17.783727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ight_5f_0_5f_20198281030" style:display-name="PageStyle_Height_0_2019828103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7:33:03</meta:creation-date>
    <meta:initial-creator>Megan</meta:initial-creator>
    <dc:language>en-US</dc:language>
    <dc:date>2019-11-27T16:45:22.027656589</dc:date>
    <meta:editing-cycles>16</meta:editing-cycles>
    <meta:editing-duration>PT19M29S</meta:editing-duration>
    <meta:generator>LibreOffice/6.0.7.3$Linux_X86_64 LibreOffice_project/00m0$Build-3</meta:generator>
    <meta:document-statistic meta:table-count="1" meta:cell-count="113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